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59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26mm" fo:break-before="auto" style:use-optimal-row-height="true"/>
    </style:style>
    <style:style style:name="ro4" style:family="table-row">
      <style:table-row-properties style:row-height="15.28mm" fo:break-before="auto" style:use-optimal-row-height="false"/>
    </style:style>
    <style:style style:name="ro5" style:family="table-row">
      <style:table-row-properties style:row-height="12.29mm" fo:break-before="auto" style:use-optimal-row-height="true"/>
    </style:style>
    <style:style style:name="ro6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  <style:style style:name="ce18" style:family="table-cell" style:parent-style-name="Default" style:data-style-name="N111">
      <style:table-cell-properties fo:border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4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/100" office:value-type="float" office:value="0" calcext:value-type="float">
            <text:p>0.0</text:p>
          </table:table-cell>
          <table:table-cell table:style-name="ce19"/>
          <table:table-cell table:style-name="ce6" table:number-columns-repeated="1017"/>
        </table:table-row>
        <table:table-row table:style-name="ro3">
          <table:table-cell table:style-name="ce2" office:value-type="string" calcext:value-type="string">
            <text:p>Use of builtin classes &amp; method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3]*[.E3]/100" office:value-type="float" office:value="0" calcext:value-type="float">
            <text:p>0.0</text:p>
          </table:table-cell>
          <table:table-cell table:style-name="ce20" office:value-type="string" calcext:value-type="string">
            <text:p>Lists, dicts, sets, tuples. Min &amp; max functions, filter, map, etc. Standard library (statistics, csv, datetime). String formatting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low control &amp; looping techniqu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4]*[.E4]/100" office:value-type="float" office:value="0" calcext:value-type="float">
            <text:p>0.0</text:p>
          </table:table-cell>
          <table:table-cell table:style-name="ce20" office:value-type="string" calcext:value-type="string">
            <text:p>While/for loops, if/elif/else. Range. Enumerate.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Use of user defined function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5]*[.E5]/100" office:value-type="float" office:value="0" calcext:value-type="float">
            <text:p>0.0</text:p>
          </table:table-cell>
          <table:table-cell table:style-name="ce20" office:value-type="string" calcext:value-type="string">
            <text:p>No repeated code outside functions. Main code in a function. Basically everything in functions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e of user defined class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6]*[.E6]/100" office:value-type="float" office:value="0" calcext:value-type="float">
            <text:p>0.0</text:p>
          </table:table-cell>
          <table:table-cell table:style-name="ce20" office:value-type="string" calcext:value-type="string">
            <text:p>Data contained in classes with member methods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ructure &amp; modularisation</text:p>
          </table:table-cell>
          <table:table-cell table:style-name="ce2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7]*[.E7]/100" office:value-type="float" office:value="0" calcext:value-type="float">
            <text:p>0.0</text:p>
          </table:table-cell>
          <table:table-cell table:style-name="ce20" office:value-type="string" calcext:value-type="string">
            <text:p>Can it be reused on a different input file easily? Can functionality be imported into a different script? Use of modules/packages.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Use of special python syntax</text:p>
          </table:table-cell>
          <table:table-cell table:style-name="ce2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8]*[.E8]/100" office:value-type="float" office:value="0" calcext:value-type="float">
            <text:p>0.0</text:p>
          </table:table-cell>
          <table:table-cell table:style-name="ce20" office:value-type="string" calcext:value-type="string">
            <text:p>List comprehensions. Try/except/raise. Generators. With. Lambdas. Commandline arguments.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nnotations &amp; doc strings</text:p>
          </table:table-cell>
          <table:table-cell table:style-name="ce2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9]*[.E9]/100" office:value-type="float" office:value="0" calcext:value-type="float">
            <text:p>0.0</text:p>
          </table:table-cell>
          <table:table-cell table:style-name="ce20" office:value-type="string" calcext:value-type="string">
            <text:p>Doc strings where appropriate. Annotations for implementation notes.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Readability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10]*[.E10]/100" office:value-type="float" office:value="0" calcext:value-type="float">
            <text:p>0.0</text:p>
          </table:table-cell>
          <table:table-cell table:style-name="ce20" office:value-type="string" calcext:value-type="string">
            <text:p>Not a big sprawling mass of spaghetti code.</text:p>
          </table:table-cell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/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style-name="ce11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10])" office:value-type="float" office:value="0" calcext:value-type="float">
            <text:p>0.0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9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2:36:12.480831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22-04-01T12:36:32.935525952</dc:date>
    <meta:editing-duration>P1DT18H50M20S</meta:editing-duration>
    <meta:editing-cycles>23</meta:editing-cycles>
    <meta:generator>LibreOffice/5.4.4.2$MacOSX_X86_64 LibreOffice_project/2524958677847fb3bb44820e40380acbe820f960</meta:generator>
    <meta:document-statistic meta:table-count="1" meta:cell-count="46" meta:object-count="0"/>
  </office:meta>
</office:document-meta>
</file>